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rlett" svg:font-family="Marlett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icrosoft Himalaya" svg:font-family="'Microsoft Himalaya'" style:font-pitch="variable"/>
    <style:font-face style:name="Tele-Marines" svg:font-family="Tele-Marines" style:font-pitch="variable"/>
    <style:font-face style:name="メイリオ" svg:font-family="メイリオ" style:font-family-generic="modern" style:font-pitch="variable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Verdana"/>
    </style:style>
    <style:style style:name="T1" style:family="text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jet ESIG/ECG</text:h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rlett" svg:font-family="Marlett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icrosoft Himalaya" svg:font-family="'Microsoft Himalaya'" style:font-pitch="variable"/>
    <style:font-face style:name="Tele-Marines" svg:font-family="Tele-Marines" style:font-pitch="variable"/>
    <style:font-face style:name="メイリオ" svg:font-family="メイリオ" style:font-family-generic="modern" style:font-pitch="variable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8S</meta:editing-duration>
    <meta:editing-cycles>3</meta:editing-cycles>
    <meta:generator>OpenOffice.org/3.4$Win32 OpenOffice.org_project/340m1$Build-9590</meta:generator>
    <dc:date>2016-11-03T20:05:09.98</dc:date>
    <meta:document-statistic meta:table-count="0" meta:image-count="0" meta:object-count="0" meta:page-count="1" meta:paragraph-count="1" meta:word-count="2" meta:character-count="15"/>
    <meta:user-defined meta:name="Info 1"/>
    <meta:user-defined meta:name="Info 2"/>
    <meta:user-defined meta:name="Info 3"/>
    <meta:user-defined meta:name="Info 4"/>
  </office:meta>
</office:document-meta>
</file>